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0668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c59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bb6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2">F<text:span text:style-name="T1">ireAwayEvent</text:span>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5">--------------------------------------------------------------------------------------------------------------------------</text:p>
            <text:p text:style-name="P1">-<text:span text:style-name="T1">destination : int</text:span></text:p>
            <text:p text:style-name="P5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0:32:01.571512253</dc:date>
    <meta:editing-duration>PT22M3S</meta:editing-duration>
    <meta:editing-cycles>8</meta:editing-cycles>
    <meta:generator>LibreOffice/6.3.2.2$Linux_X86_64 LibreOffice_project/30$Build-2</meta:generator>
    <meta:document-statistic meta:table-count="1" meta:image-count="0" meta:object-count="0" meta:page-count="1" meta:paragraph-count="6" meta:word-count="8" meta:character-count="519" meta:non-whitespace-character-count="517"/>
  </office:meta>
</office:document-meta>
</file>